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oledConnectionAndInfo.PooledConnectionAndInfo( PooledConnection pc ,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oledConnectionAndInfo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onnectionAndInfo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onnectionAndInfo.getPooled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onnectionAndInfo.getUserPass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